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85518" officeooo:paragraph-rsid="00085518"/>
    </style:style>
    <style:style style:name="P2" style:family="paragraph" style:parent-style-name="Standard">
      <style:text-properties officeooo:rsid="00085518" officeooo:paragraph-rsid="000e87ac"/>
    </style:style>
    <style:style style:name="P3" style:family="paragraph" style:parent-style-name="Standard">
      <style:text-properties officeooo:rsid="00085518" officeooo:paragraph-rsid="0011574a"/>
    </style:style>
    <style:style style:name="P4" style:family="paragraph" style:parent-style-name="Standard">
      <style:text-properties officeooo:rsid="0011574a" officeooo:paragraph-rsid="0011574a"/>
    </style:style>
    <style:style style:name="P5" style:family="paragraph" style:parent-style-name="Standard">
      <style:text-properties fo:font-size="14pt" officeooo:rsid="000a03fb" officeooo:paragraph-rsid="000a03fb" style:font-size-asian="12.25pt" style:font-size-complex="14pt"/>
    </style:style>
    <style:style style:name="P6" style:family="paragraph" style:parent-style-name="Standard">
      <style:text-properties fo:font-size="14pt" officeooo:rsid="000fd567" officeooo:paragraph-rsid="0011574a" style:font-size-asian="12.25pt" style:font-size-complex="14pt"/>
    </style:style>
    <style:style style:name="P7" style:family="paragraph" style:parent-style-name="Standard">
      <style:text-properties fo:font-size="14pt" officeooo:rsid="0011574a" officeooo:paragraph-rsid="0011574a" style:font-size-asian="12.25pt" style:font-size-complex="14pt"/>
    </style:style>
    <style:style style:name="P8" style:family="paragraph" style:parent-style-name="Standard">
      <style:text-properties fo:font-size="14pt" officeooo:rsid="0011f395" officeooo:paragraph-rsid="0011f395" style:font-size-asian="12.25pt" style:font-size-complex="14pt"/>
    </style:style>
    <style:style style:name="P9" style:family="paragraph" style:parent-style-name="Standard">
      <style:text-properties fo:font-size="14pt" officeooo:rsid="002059e6" officeooo:paragraph-rsid="002059e6" style:font-size-asian="12.25pt" style:font-size-complex="14pt"/>
    </style:style>
    <style:style style:name="P10" style:family="paragraph" style:parent-style-name="Standard">
      <style:text-properties fo:font-size="14pt" officeooo:rsid="00292c37" officeooo:paragraph-rsid="00292c37" style:font-size-asian="12.25pt" style:font-size-complex="14pt"/>
    </style:style>
    <style:style style:name="P11" style:family="paragraph" style:parent-style-name="Standard">
      <style:text-properties officeooo:rsid="0007f735" officeooo:paragraph-rsid="00279ed0"/>
    </style:style>
    <style:style style:name="P12" style:family="paragraph" style:parent-style-name="Standard">
      <style:text-properties fo:font-size="14pt" officeooo:rsid="002c7e1d" officeooo:paragraph-rsid="000fd567" style:font-size-asian="12.25pt" style:font-size-complex="14pt"/>
    </style:style>
    <style:style style:name="P13" style:family="paragraph" style:parent-style-name="Standard" style:list-style-name="L1">
      <style:text-properties fo:font-size="14pt" officeooo:rsid="0011f395" officeooo:paragraph-rsid="0011574a" style:font-size-asian="12.25pt" style:font-size-complex="14pt"/>
    </style:style>
    <style:style style:name="P14" style:family="paragraph" style:parent-style-name="Standard" style:list-style-name="L1">
      <style:text-properties fo:font-size="14pt" officeooo:rsid="0011f395" officeooo:paragraph-rsid="0011f395" style:font-size-asian="12.25pt" style:font-size-complex="14pt"/>
    </style:style>
    <style:style style:name="P15" style:family="paragraph" style:parent-style-name="Standard" style:list-style-name="L2">
      <style:text-properties fo:font-size="14pt" officeooo:rsid="0011f395" officeooo:paragraph-rsid="0011f395" style:font-size-asian="12.25pt" style:font-size-complex="14pt"/>
    </style:style>
    <style:style style:name="P16" style:family="paragraph" style:parent-style-name="Standard" style:list-style-name="L3">
      <style:text-properties fo:font-size="14pt" officeooo:rsid="0011f395" officeooo:paragraph-rsid="0011574a" style:font-size-asian="12.25pt" style:font-size-complex="14pt"/>
    </style:style>
    <style:style style:name="P17" style:family="paragraph" style:parent-style-name="Standard" style:list-style-name="L1">
      <style:text-properties fo:font-size="14pt" officeooo:rsid="001a3990" officeooo:paragraph-rsid="0011f395" style:font-size-asian="12.25pt" style:font-size-complex="14pt"/>
    </style:style>
    <style:style style:name="P18" style:family="paragraph" style:parent-style-name="Standard" style:list-style-name="L2">
      <style:text-properties fo:font-size="14pt" officeooo:rsid="00291f23" officeooo:paragraph-rsid="00291f23" style:font-size-asian="12.25pt" style:font-size-complex="14pt"/>
    </style:style>
    <style:style style:name="P19" style:family="paragraph" style:parent-style-name="Standard" style:list-style-name="L2">
      <style:text-properties fo:font-size="14pt" officeooo:rsid="00171682" officeooo:paragraph-rsid="0011f395" style:font-size-asian="12.25pt" style:font-size-complex="14pt"/>
    </style:style>
    <style:style style:name="P20" style:family="paragraph" style:parent-style-name="Standard" style:list-style-name="L2">
      <style:text-properties fo:font-size="14pt" officeooo:rsid="00135c87" officeooo:paragraph-rsid="0011f395" style:font-size-asian="12.25pt" style:font-size-complex="14pt"/>
    </style:style>
    <style:style style:name="P21" style:family="paragraph" style:parent-style-name="Standard" style:list-style-name="L3">
      <style:text-properties fo:font-size="14pt" officeooo:rsid="0011574a" officeooo:paragraph-rsid="0011574a" style:font-size-asian="12.25pt" style:font-size-complex="14pt"/>
    </style:style>
    <style:style style:name="P22" style:family="paragraph" style:parent-style-name="Standard" style:list-style-name="L4">
      <style:text-properties fo:font-size="14pt" officeooo:rsid="0011574a" officeooo:paragraph-rsid="0011574a" style:font-size-asian="12.25pt" style:font-size-complex="14pt"/>
    </style:style>
    <style:style style:name="P23" style:family="paragraph" style:parent-style-name="Standard" style:list-style-name="L4">
      <style:text-properties fo:font-size="14pt" officeooo:rsid="0011574a" officeooo:paragraph-rsid="0016b80a" style:font-size-asian="12.25pt" style:font-size-complex="14pt"/>
    </style:style>
    <style:style style:name="P24" style:family="paragraph" style:parent-style-name="Standard" style:list-style-name="L3">
      <style:text-properties fo:font-size="14pt" officeooo:rsid="001cde13" officeooo:paragraph-rsid="0011574a" style:font-size-asian="12.25pt" style:font-size-complex="14pt"/>
    </style:style>
    <style:style style:name="P25" style:family="paragraph" style:parent-style-name="Standard" style:list-style-name="L3">
      <style:text-properties fo:font-size="14pt" officeooo:rsid="0024e10b" officeooo:paragraph-rsid="0024e10b" style:font-size-asian="12.25pt" style:font-size-complex="14pt"/>
    </style:style>
    <style:style style:name="P26" style:family="paragraph" style:parent-style-name="Standard" style:list-style-name="L4">
      <style:text-properties fo:font-size="14pt" officeooo:rsid="0016b80a" officeooo:paragraph-rsid="0016b80a" style:font-size-asian="12.25pt" style:font-size-complex="14pt"/>
    </style:style>
    <style:style style:name="P27" style:family="paragraph" style:parent-style-name="Standard" style:list-style-name="L4">
      <style:text-properties fo:font-size="14pt" officeooo:rsid="001dde96" officeooo:paragraph-rsid="0016b80a" style:font-size-asian="12.25pt" style:font-size-complex="14pt"/>
    </style:style>
    <style:style style:name="P28" style:family="paragraph" style:parent-style-name="Standard" style:list-style-name="L5">
      <style:text-properties fo:font-size="14pt" officeooo:rsid="002059e6" officeooo:paragraph-rsid="002059e6" style:font-size-asian="12.25pt" style:font-size-complex="14pt"/>
    </style:style>
    <style:style style:name="P29" style:family="paragraph" style:parent-style-name="Standard" style:list-style-name="L5">
      <style:text-properties fo:font-size="14pt" officeooo:rsid="002059e6" officeooo:paragraph-rsid="00220e45" style:font-size-asian="12.25pt" style:font-size-complex="14pt"/>
    </style:style>
    <style:style style:name="P30" style:family="paragraph" style:parent-style-name="Standard" style:list-style-name="L1">
      <style:text-properties fo:font-size="14pt" officeooo:rsid="0011574a" officeooo:paragraph-rsid="0011574a" fo:background-color="#ffff00" style:font-size-asian="12.25pt" style:font-size-complex="14pt"/>
    </style:style>
    <style:style style:name="P31" style:family="paragraph" style:parent-style-name="Standard" style:list-style-name="L1">
      <style:text-properties officeooo:rsid="0011574a" officeooo:paragraph-rsid="0011574a"/>
    </style:style>
    <style:style style:name="P32" style:family="paragraph" style:parent-style-name="Standard" style:list-style-name="L3">
      <style:text-properties officeooo:rsid="0011574a" officeooo:paragraph-rsid="00220e45"/>
    </style:style>
    <style:style style:name="P33" style:family="paragraph" style:parent-style-name="Standard" style:list-style-name="L3">
      <style:text-properties officeooo:rsid="0011574a" officeooo:paragraph-rsid="0011574a"/>
    </style:style>
    <style:style style:name="P34" style:family="paragraph" style:parent-style-name="Standard" style:list-style-name="L2">
      <style:text-properties officeooo:rsid="0011f395" officeooo:paragraph-rsid="0011f395"/>
    </style:style>
    <style:style style:name="P35" style:family="paragraph" style:parent-style-name="Standard" style:list-style-name="L3">
      <style:text-properties officeooo:rsid="00085518" officeooo:paragraph-rsid="0011574a"/>
    </style:style>
    <style:style style:name="P36" style:family="paragraph" style:parent-style-name="Standard" style:list-style-name="L4">
      <style:text-properties officeooo:rsid="00085518" officeooo:paragraph-rsid="0011574a"/>
    </style:style>
    <style:style style:name="T1" style:family="text">
      <style:text-properties fo:font-size="14pt" style:font-size-asian="12.25pt" style:font-size-complex="14pt"/>
    </style:style>
    <style:style style:name="T2" style:family="text">
      <style:text-properties fo:font-size="14pt" officeooo:rsid="000a03fb" style:font-size-asian="12.25pt" style:font-size-complex="14pt"/>
    </style:style>
    <style:style style:name="T3" style:family="text">
      <style:text-properties fo:font-size="14pt" officeooo:rsid="000b6693" style:font-size-asian="12.25pt" style:font-size-complex="14pt"/>
    </style:style>
    <style:style style:name="T4" style:family="text">
      <style:text-properties fo:font-size="14pt" officeooo:rsid="000caac2" style:font-size-asian="12.25pt" style:font-size-complex="14pt"/>
    </style:style>
    <style:style style:name="T5" style:family="text">
      <style:text-properties fo:font-size="14pt" officeooo:rsid="000d3479" style:font-size-asian="12.25pt" style:font-size-complex="14pt"/>
    </style:style>
    <style:style style:name="T6" style:family="text">
      <style:text-properties fo:font-size="14pt" officeooo:rsid="000e216d" style:font-size-asian="12.25pt" style:font-size-complex="14pt"/>
    </style:style>
    <style:style style:name="T7" style:family="text">
      <style:text-properties fo:font-size="14pt" officeooo:rsid="000e87ac" style:font-size-asian="12.25pt" style:font-size-complex="14pt"/>
    </style:style>
    <style:style style:name="T8" style:family="text">
      <style:text-properties fo:font-size="14pt" officeooo:rsid="000eb9e5" style:font-size-asian="12.25pt" style:font-size-complex="14pt"/>
    </style:style>
    <style:style style:name="T9" style:family="text">
      <style:text-properties fo:font-size="14pt" officeooo:rsid="000fd567" style:font-size-asian="12.25pt" style:font-size-complex="14pt"/>
    </style:style>
    <style:style style:name="T10" style:family="text">
      <style:text-properties fo:font-size="14pt" officeooo:rsid="0011574a" style:font-size-asian="12.25pt" style:font-size-complex="14pt"/>
    </style:style>
    <style:style style:name="T11" style:family="text">
      <style:text-properties fo:font-size="14pt" officeooo:rsid="0011f395" style:font-size-asian="12.25pt" style:font-size-complex="14pt"/>
    </style:style>
    <style:style style:name="T12" style:family="text">
      <style:text-properties fo:font-size="14pt" officeooo:rsid="00135c87" style:font-size-asian="12.25pt" style:font-size-complex="14pt"/>
    </style:style>
    <style:style style:name="T13" style:family="text">
      <style:text-properties fo:font-size="14pt" officeooo:rsid="00141f1e" style:font-size-asian="12.25pt" style:font-size-complex="14pt"/>
    </style:style>
    <style:style style:name="T14" style:family="text">
      <style:text-properties fo:font-size="14pt" officeooo:rsid="001f1136" style:font-size-asian="12.25pt" style:font-size-complex="14pt"/>
    </style:style>
    <style:style style:name="T15" style:family="text">
      <style:text-properties fo:font-size="14pt" officeooo:rsid="00220e45" style:font-size-asian="12.25pt" style:font-size-complex="14pt"/>
    </style:style>
    <style:style style:name="T16" style:family="text">
      <style:text-properties fo:font-size="14pt" officeooo:rsid="00245d45" style:font-size-asian="12.25pt" style:font-size-complex="14pt"/>
    </style:style>
    <style:style style:name="T17" style:family="text">
      <style:text-properties fo:font-size="14pt" officeooo:rsid="00279ed0" style:font-size-asian="12.25pt" style:font-size-complex="14pt"/>
    </style:style>
    <style:style style:name="T18" style:family="text">
      <style:text-properties fo:font-size="14pt" officeooo:rsid="00291f23" style:font-size-asian="12.25pt" style:font-size-complex="14pt"/>
    </style:style>
    <style:style style:name="T19" style:family="text">
      <style:text-properties fo:font-size="14pt" officeooo:rsid="00292c37" style:font-size-asian="12.25pt" style:font-size-complex="14pt"/>
    </style:style>
    <style:style style:name="T20" style:family="text">
      <style:text-properties fo:font-size="14pt" officeooo:rsid="002a3b89" style:font-size-asian="12.25pt" style:font-size-complex="14pt"/>
    </style:style>
    <style:style style:name="T21" style:family="text">
      <style:text-properties fo:font-size="14pt" officeooo:rsid="002b0d17" style:font-size-asian="12.25pt" style:font-size-complex="14pt"/>
    </style:style>
    <style:style style:name="T22" style:family="text">
      <style:text-properties fo:font-size="14pt" officeooo:rsid="002c7e1d" style:font-size-asian="12.25pt" style:font-size-complex="14pt"/>
    </style:style>
    <style:style style:name="T23" style:family="text">
      <style:text-properties fo:font-size="14pt" officeooo:rsid="002e7a7f" style:font-size-asian="12.25pt" style:font-size-complex="14pt"/>
    </style:style>
    <style:style style:name="T24" style:family="text">
      <style:text-properties fo:font-size="14pt" fo:font-style="italic" officeooo:rsid="00135c87" style:font-size-asian="12.25pt" style:font-style-asian="italic" style:font-size-complex="14pt" style:font-style-complex="italic"/>
    </style:style>
    <style:style style:name="T25" style:family="text">
      <style:text-properties fo:font-size="14pt" fo:font-style="italic" officeooo:rsid="00245d45" style:font-size-asian="12.25pt" style:font-style-asian="italic" style:font-size-complex="14pt" style:font-style-complex="italic"/>
    </style:style>
    <style:style style:name="T26" style:family="text">
      <style:text-properties fo:font-size="14pt" fo:font-style="italic" officeooo:rsid="000e87ac" fo:background-color="#ffff00" loext:char-shading-value="0" style:font-size-asian="12.25pt" style:font-style-asian="italic" style:font-size-complex="14pt" style:font-style-complex="italic"/>
    </style:style>
    <style:style style:name="T27" style:family="text">
      <style:text-properties fo:font-size="14pt" fo:font-style="italic" officeooo:rsid="00245d45" fo:background-color="#ffff00" loext:char-shading-value="0" style:font-size-asian="12.25pt" style:font-style-asian="italic" style:font-size-complex="14pt" style:font-style-complex="italic"/>
    </style:style>
    <style:style style:name="T28" style:family="text">
      <style:text-properties fo:font-size="14pt" fo:font-style="italic" officeooo:rsid="000eb9e5" fo:background-color="#ffff00" loext:char-shading-value="0" style:font-size-asian="12.25pt" style:font-style-asian="italic" style:font-size-complex="14pt" style:font-style-complex="italic"/>
    </style:style>
    <style:style style:name="T29" style:family="text">
      <style:text-properties fo:font-size="14pt" fo:font-style="italic" officeooo:rsid="002c7e1d" fo:background-color="#ffff00" loext:char-shading-value="0" style:font-size-asian="12.25pt" style:font-style-asian="italic" style:font-size-complex="14pt" style:font-style-complex="italic"/>
    </style:style>
    <style:style style:name="T30" style:family="text">
      <style:text-properties fo:font-size="14pt" fo:background-color="#ffff00" loext:char-shading-value="0" style:font-size-asian="12.25pt" style:font-size-complex="14pt"/>
    </style:style>
    <style:style style:name="T31" style:family="text">
      <style:text-properties fo:font-size="14pt" officeooo:rsid="0011f395" fo:background-color="#ffff00" loext:char-shading-value="0" style:font-size-asian="12.25pt" style:font-size-complex="14pt"/>
    </style:style>
    <style:style style:name="T32" style:family="text">
      <style:text-properties officeooo:rsid="0016b80a"/>
    </style:style>
    <style:style style:name="T33" style:family="text">
      <style:text-properties officeooo:rsid="001a3990"/>
    </style:style>
    <style:style style:name="T34" style:family="text">
      <style:text-properties officeooo:rsid="001cde13"/>
    </style:style>
    <style:style style:name="T35" style:family="text">
      <style:text-properties officeooo:rsid="001dde96"/>
    </style:style>
    <style:style style:name="T36" style:family="text">
      <style:text-properties officeooo:rsid="001f1136"/>
    </style:style>
    <style:style style:name="T37" style:family="text">
      <style:text-properties officeooo:rsid="001f8553"/>
    </style:style>
    <style:style style:name="T38" style:family="text">
      <style:text-properties officeooo:rsid="0020dabe"/>
    </style:style>
    <style:style style:name="T39" style:family="text">
      <style:text-properties officeooo:rsid="00220e45"/>
    </style:style>
    <style:style style:name="T40" style:family="text">
      <style:text-properties officeooo:rsid="00279ed0"/>
    </style:style>
    <style:style style:name="T41" style:family="text">
      <style:text-properties officeooo:rsid="00291f23"/>
    </style:style>
    <style:style style:name="T42" style:family="text">
      <style:text-properties officeooo:rsid="00292c37"/>
    </style:style>
    <style:style style:name="T43" style:family="text">
      <style:text-properties officeooo:rsid="002a3b89"/>
    </style:style>
    <text:list-style style:name="L1">
      <text:list-level-style-bullet text:level="1"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09in" fo:text-indent="-0.25in" fo:margin-left="3.0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09in" fo:text-indent="-0.25in" fo:margin-left="3.290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409in" fo:text-indent="-0.25in" fo:margin-left="3.0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909in" fo:text-indent="-0.25in" fo:margin-left="3.2909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tab/><text:tab/><text:tab/></text:p>
      <text:p text:style-name="P1"/>
      <text:p text:style-name="P5"><text:tab/><text:tab/><text:tab/><text:tab/><text:span text:style-name="T37">Descripcion</text:span> del P<text:span text:style-name="T37">royecto</text:span>:</text:p>
      <text:p text:style-name="P5"/>
      <text:p text:style-name="P2"><text:span text:style-name="T2"><text:tab/>En un comienzo </text:span><text:span text:style-name="T16">en</text:span><text:span text:style-name="T2"> la etapa de gestacion del proyecto, encuentro muchas variables</text:span><text:span text:style-name="T23">(Que variables?)</text:span><text:span text:style-name="T2"> para una posible potenciacion del producto. </text:span><text:span text:style-name="T21">A</text:span><text:span text:style-name="T3"> mi entender </text:span><text:span text:style-name="T14">la tende</text:span><text:span text:style-name="T23">n</text:span><text:span text:style-name="T14">cia va a estar en la viavilidad de poder ver</text:span><text:span text:style-name="T2"> </text:span><text:span text:style-name="T3">al producto como una herramienta cotidiana para estar al servicio de la</text:span><text:span text:style-name="T14">s</text:span><text:span text:style-name="T3"> persona</text:span><text:span text:style-name="T14">s, </text:span><text:span text:style-name="T21">mediante el acercamiento de las capacidades que tiene un sistema de datos satelitales a nivel micro</text:span><text:span text:style-name="T3">, </text:span><text:span text:style-name="T21">permitiendo que el usuario final pueda disponer de analisis de informacion de alta calidad en tiempo real, asimismo el relevamiento de sus capacidad.</text:span><text:span text:style-name="T4"> </text:span><text:span text:style-name="T21">La capacidad del sistema estaria potenciada por la posibilidad de poder mezclar de forma coherente drones aereos como tambien drones terrestres, trabajando cooperativamente </text:span><text:span text:style-name="T22">extendiendo la capacidad del sistema de acceder a lugar de dificil</text:span><text:span text:style-name="T4"> accesibilidad, se hizo alucion a cuestiones que tienen que ver a su; alcanse: </text:span><text:span text:style-name="T5">elevadas alturas o profundos desensos </text:span><text:span text:style-name="T4">, clima; ya sea en temperaturas extremas de frio o de altas temperaturas, </text:span><text:span text:style-name="T5">relieves </text:span><text:span text:style-name="T6">de todo tipos de lo que van de</text:span><text:span text:style-name="T22">sde</text:span><text:span text:style-name="T6"> nieve , rocosos, con frondosas vegetacion, rios, </text:span><text:span text:style-name="T7">montañas, lugares en ambientes cerrados como lo serian altillos o tal ves sotanos. Dentro de este amplio marco podriamos incluir tambien a la visibilidad del hombre </text:span><text:span text:style-name="T16">como</text:span><text:span text:style-name="T7"> un detalle importante a la hora de buscar atributos funcionales al producto, ya sea por una cuestion de alcanse, por falta de luz </text:span><text:span text:style-name="T5"><text:s/></text:span><text:span text:style-name="T7">o tal ves quizas por una discapacidad por parte de la persona. </text:span><text:span text:style-name="T26">Es ahi donde se debera trabajar </text:span><text:span text:style-name="T27">con arraigo</text:span><text:span text:style-name="T26"> para dar soluciones reales a la vida diaria del hombre en necesidades todavia no resueltas y de </text:span><text:span text:style-name="T28">urgente respuesta por parte de la gente y el entorno que los rodea </text:span><text:span text:style-name="T29">No entiendo esta parte</text:span><text:span text:style-name="T8">.</text:span></text:p>
      <text:p text:style-name="P12">Requerimientos funcionales</text:p>
      <text:p text:style-name="P4"><text:span text:style-name="T9"># </text:span><text:span text:style-name="T1">Caracteristica </text:span><text:span text:style-name="T11">externa</text:span><text:span text:style-name="T1"> de</text:span><text:span text:style-name="T11">l</text:span><text:span text:style-name="T1"> producto:</text:span></text:p>
      <text:list xml:id="list6601252782919359562" text:style-name="L1">
        <text:list-item>
          <text:p text:style-name="P31"><text:span text:style-name="T1"><text:tab/>Autonomia </text:span><text:span text:style-name="T11">extensa</text:span></text:p>
        </text:list-item>
        <text:list-item>
          <text:p text:style-name="P31"><text:span text:style-name="T1"><text:tab/></text:span><text:span text:style-name="T30">Aspecto amigable( </text:span><text:span text:style-name="T31">tareas blandas)</text:span></text:p>
        </text:list-item>
        <text:list-item>
          <text:p text:style-name="P30"><text:tab/>Aspecto temible( tareas duras) <text:span text:style-name="T43">(No entiendo estos conceptos)</text:span></text:p>
        </text:list-item>
        <text:list-item>
          <text:p text:style-name="P31"><text:span text:style-name="T1"><text:tab/></text:span><text:span text:style-name="T11">Facil aprendizaje = mayor alcan</text:span><text:span text:style-name="T17">c</text:span><text:span text:style-name="T11">e de mercado</text:span></text:p>
        </text:list-item>
        <text:list-item>
          <text:p text:style-name="P13"><text:tab/>Facil uso idem </text:p>
        </text:list-item>
        <text:list-item>
          <text:p text:style-name="P13"><text:tab/>Pos<text:span text:style-name="T40">t</text:span> venta: facil obtencion de respuesto y mantenimiento de software</text:p>
        </text:list-item>
        <text:list-item>
          <text:p text:style-name="P13"><text:tab/>Practico tamaño y bajo peso, hace accesible el traslado </text:p>
        </text:list-item>
        <text:list-item>
          <text:p text:style-name="P14"><text:tab/><text:span text:style-name="T33">Silencioso(no se sabe eso)</text:span></text:p>
        </text:list-item>
        <text:list-item>
          <text:p text:style-name="P17"><text:tab/>Rapidos</text:p>
        </text:list-item>
        <text:list-item>
          <text:p text:style-name="P17"><text:tab/>Operable desde una Pc, Tablet <text:span text:style-name="T36">o</text:span> Celular</text:p>
        </text:list-item>
        <text:list-item>
          <text:p text:style-name="P17"><text:tab/>Amplio disponibilidad de programas y sistema para su operatibilidad <text:span text:style-name="T41">(arquitectura de pluging)</text:span></text:p>
        </text:list-item>
        <text:list-item>
          <text:p text:style-name="P17"><text:tab/><text:span text:style-name="T39">Estacion terrestre de comandos (Base Terrena, Tiene como tarea principal la de recolectar datos y comandar el Enjambre de drones)</text:span></text:p>
        </text:list-item>
        <text:list-item>
          <text:p text:style-name="P14"/>
        </text:list-item>
      </text:list>
      <text:p text:style-name="P8"># Caracteristica interna del producto:</text:p>
      <text:list xml:id="list8141605887134634656" text:style-name="L2">
        <text:list-item>
          <text:p text:style-name="P15"><text:soft-page-break/><text:tab/>Memoria de conducta <text:span text:style-name="T41">(No se que es esot)</text:span></text:p>
        </text:list-item>
        <text:list-item>
          <text:p text:style-name="P18">Memoria de recorrido ()</text:p>
        </text:list-item>
        <text:list-item>
          <text:p text:style-name="P34"><text:span text:style-name="T18">Operatividad sin necesidad de </text:span><text:span text:style-name="T12">GPS</text:span></text:p>
        </text:list-item>
        <text:list-item>
          <text:p text:style-name="P34"><text:span text:style-name="T24">Amplio almacenamiento de dato</text:span><text:span text:style-name="T25">s</text:span></text:p>
        </text:list-item>
        <text:list-item>
          <text:p text:style-name="P34"><text:span text:style-name="T13">Tecnologia </text:span><text:span text:style-name="T18">Computer Vision (analisis de imagen)</text:span></text:p>
        </text:list-item>
        <text:list-item>
          <text:p text:style-name="P19">Capacidad de crear mapas o mayados del lugar en 3D en tiempo real</text:p>
        </text:list-item>
        <text:list-item>
          <text:p text:style-name="P19">Simulaciones de trayectoria para toma de desiciones</text:p>
        </text:list-item>
        <text:list-item>
          <text:p text:style-name="P19">Guia y asesor de acuerdo a la informacion disponible introducida y recolectada</text:p>
          <text:p text:style-name="P20"/>
        </text:list-item>
      </text:list>
      <text:p text:style-name="P6"/>
      <text:p text:style-name="P6"/>
      <text:p text:style-name="P3"><text:span text:style-name="T9"><text:s/></text:span><text:span text:style-name="T10">#</text:span><text:span text:style-name="T9">Posibles funciones basicas del producto</text:span></text:p>
      <text:list xml:id="list4270694688673839162" text:style-name="L3">
        <text:list-item>
          <text:p text:style-name="P35"><text:span text:style-name="T9"><text:tab/></text:span><text:span text:style-name="T15">Monitoreo aereo de la salud de los cultivos</text:span></text:p>
        </text:list-item>
        <text:list-item>
          <text:p text:style-name="P32"><text:span text:style-name="T9"><text:tab/></text:span><text:span text:style-name="T1">Sondeos</text:span></text:p>
        </text:list-item>
        <text:list-item>
          <text:p text:style-name="P21"><text:tab/>Vigilancias </text:p>
        </text:list-item>
        <text:list-item>
          <text:p text:style-name="P21"><text:tab/>Reconocimientos faciales</text:p>
        </text:list-item>
        <text:list-item>
          <text:p text:style-name="P21"><text:tab/>Prevencion</text:p>
        </text:list-item>
        <text:list-item>
          <text:p text:style-name="P33"><text:span text:style-name="T1"><text:tab/></text:span><text:span text:style-name="T11">Ayuda a personas con alguna discapacidad </text:span><text:span text:style-name="T19">(???)</text:span></text:p>
        </text:list-item>
        <text:list-item>
          <text:p text:style-name="P16"><text:tab/><text:span text:style-name="T34">Espia</text:span></text:p>
        </text:list-item>
        <text:list-item>
          <text:p text:style-name="P24"><text:tab/>Trabajos Periodisticos</text:p>
        </text:list-item>
        <text:list-item>
          <text:p text:style-name="P24"><text:tab/>Tomas para Peliculas</text:p>
        </text:list-item>
        <text:list-item>
          <text:p text:style-name="P24"><text:tab/><text:span text:style-name="T36">Trabajo en equipo ( enjambre de Drones )</text:span></text:p>
        </text:list-item>
        <text:list-item>
          <text:p text:style-name="P25"><text:s text:c="10"/>Relevamientos </text:p>
        </text:list-item>
        <text:list-item>
          <text:p text:style-name="P25"/>
        </text:list-item>
      </text:list>
      <text:p text:style-name="P7">#Mercados a explotar: </text:p>
      <text:list xml:id="list5679279348000840906" text:style-name="L4">
        <text:list-item>
          <text:p text:style-name="P36"><text:span text:style-name="T10"><text:tab/></text:span><text:span text:style-name="T8"> </text:span><text:span text:style-name="T10">Agronomos/</text:span><text:span text:style-name="T20">Rural</text:span></text:p>
        </text:list-item>
        <text:list-item>
          <text:p text:style-name="P22"><text:tab/><text:span text:style-name="T40">Seguridad (</text:span>Policias/<text:span text:style-name="T40">Gendarmeria)</text:span></text:p>
        </text:list-item>
        <text:list-item>
          <text:p text:style-name="P22"><text:tab/><text:span text:style-name="T42">Defensa</text:span></text:p>
        </text:list-item>
        <text:list-item>
          <text:p text:style-name="P23"><text:tab/><text:span text:style-name="T32">Politico (??)</text:span></text:p>
        </text:list-item>
        <text:list-item>
          <text:p text:style-name="P26"><text:tab/>Comercios</text:p>
        </text:list-item>
        <text:list-item>
          <text:p text:style-name="P23"><text:span text:style-name="T32"><text:tab/>Individuo comun</text:span><text:tab/></text:p>
        </text:list-item>
        <text:list-item>
          <text:p text:style-name="P23"><text:tab/><text:span text:style-name="T35">Cine</text:span></text:p>
        </text:list-item>
        <text:list-item>
          <text:p text:style-name="P27"><text:tab/>Periodismo</text:p>
        </text:list-item>
        <text:list-item>
          <text:p text:style-name="P27"/>
        </text:list-item>
      </text:list>
      <text:p text:style-name="P9">#Beneficio por obtener el producto:</text:p>
      <text:list xml:id="list4799359187649819264" text:style-name="L5">
        <text:list-item>
          <text:p text:style-name="P28"><text:tab/>Reduccion en los costos</text:p>
        </text:list-item>
        <text:list-item>
          <text:p text:style-name="P28"><text:tab/>Incorporar tecnologia de avanzada al ciclo de produccion</text:p>
        </text:list-item>
        <text:list-item>
          <text:p text:style-name="P29"><text:tab/><text:span text:style-name="T38">Ahorro en los tiempos ( en la detencion de los posibles problemas)</text:span></text:p>
        </text:list-item>
      </text:list>
      <text:p text:style-name="P10">Basicamente se estaria creando un producto (enjambre de drones y la estacion terrena) asemenjandose estos a lo que seria tener un satelite sobre una zona de interes. <text:soft-page-break/>Detalles de informacion que se obtendria durante la operación del conjunto de drones deberia tender a ser similar en detalle , a lo que una telemetria satelital podria dar.</text:p>
      <text:p text:style-name="P10">Aplicaciones desde el area rural, mineria (exploracion de zonas de interes ), en defensa creando una red de alcance medio para la generacion de mapas de relieve de calidad media, alerta temprana.</text:p>
      <text:p text:style-name="P10">El uso de este sistema (conjunto de drones trabajando en enjambre o en red), permite la posibilidad de la extensibilidad de capacidades de los drones , un drone aereo (quadricoptero) tiene una autonomia de 30 minutos maximos , luego del cual se debe recargar las baterias.</text:p>
      <text:p text:style-name="P10">El sistema de enjambre, permite tomar al sistema en su conjunto ampliando la capacidad de la mision y no de los drones aereos en particualar, asi se permite una automania extendida superior el promedio de los drones, el cual se estaria consiguiendo mediante el comportamiento cooperativo de compartir y liberar la informacion entre los integrantes del enjamb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02:30:26.546000000</meta:creation-date>
    <meta:editing-duration>PT2H7M5S</meta:editing-duration>
    <meta:editing-cycles>27</meta:editing-cycles>
    <meta:generator>LibreOffice/4.2.6.3$Linux_X86_64 LibreOffice_project/420m0$Build-3</meta:generator>
    <dc:date>2014-10-18T13:00:10.721950611</dc:date>
    <meta:document-statistic meta:table-count="0" meta:image-count="0" meta:object-count="0" meta:page-count="3" meta:paragraph-count="59" meta:word-count="752" meta:character-count="4598" meta:non-whitespace-character-count="3883"/>
  </office:meta>
</office:document-meta>
</file>